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Console" svg:font-family="'Lucida Console', 'Trebuchet MS', 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2"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3" style:family="paragraph" style:parent-style-name="Standard" style:list-style-name="L1">
      <style:paragraph-properties fo:text-align="start" style:justify-single-word="fals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5" style:family="paragraph" style:parent-style-name="Standard" style:list-style-name="L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font-name="Arial" fo:font-size="16pt" fo:font-weight="normal" style:font-size-asian="16pt" style:font-weight-asian="normal" style:font-size-complex="16pt" style:font-weight-complex="normal"/>
    </style:style>
    <style:style style:name="T3" style:family="text">
      <style:text-properties fo:font-variant="normal" fo:text-transform="none" fo:color="#000000" style:font-name="Arial" fo:font-size="16pt" fo:letter-spacing="normal" fo:font-style="normal" fo:font-weight="normal" style:font-size-asian="16pt" style:font-weight-asian="normal" style:font-size-complex="16pt" style:font-weight-complex="normal"/>
    </style:style>
    <style:style style:name="T4" style:family="text">
      <style:text-properties fo:color="#000000" fo:font-weight="normal" style:font-weight-asian="normal" style:font-weight-complex="normal"/>
    </style:style>
    <style:style style:name="T5" style:family="text">
      <style:text-properties fo:color="#000000" style:font-name="Arial" fo:font-size="16pt" fo:font-weight="normal" style:font-size-asian="16pt" style:font-weight-asian="normal" style:font-size-complex="16pt" style:font-weight-complex="normal"/>
    </style:style>
    <text:list-style style:name="L1">
      <text:list-level-style-number text:level="1" text:style-name="Numbering_20_Symbols" style:num-prefix="Case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Merry Moutmas »</text:p>
      <text:p text:style-name="P1">(StoryBoard)</text:p>
      <text:p text:style-name="P2"><text:s/></text:p>
      <text:list xml:id="list2052302315316438656" text:style-name="L1">
        <text:list-item>
          <text:p text:style-name="P3"><text:span text:style-name="T1">On</text:span> <text:span text:style-name="T1">voit Mout-Mout qui se couche, en haut a droite on vois afficher « 16 Juillet 2017 »</text:span></text:p>
        </text:list-item>
        <text:list-item>
          <text:p text:style-name="P3"><text:span text:style-name="T1">puis une vue d'ensemble de la ville</text:span></text:p>
        </text:list-item>
        <text:list-item>
          <text:p text:style-name="P3"><text:span text:style-name="T1">encore un plan large mais cette fois dans le coin on vois une silouhette, c'est Dr Moutendorf</text:span></text:p>
        </text:list-item>
        <text:list-item>
          <text:p text:style-name="P3"><text:span text:style-name="T1">et apres Mout-Mout se reveille</text:span></text:p>
        </text:list-item>
        <text:list-item>
          <text:p text:style-name="P3"><text:span text:style-name="T1">il vas dans la salle de bain</text:span></text:p>
        </text:list-item>
        <text:list-item>
          <text:p text:style-name="P3"><text:span text:style-name="T1">il sort de la salle de bain</text:span></text:p>
        </text:list-item>
        <text:list-item>
          <text:p text:style-name="P3"><text:span text:style-name="T1">il prend son petit déjeuner</text:span></text:p>
        </text:list-item>
        <text:list-item>
          <text:p text:style-name="P3"><text:span text:style-name="T1">il s'habille(on voit l'armoir qui est remplie de fourure de moutons)</text:span></text:p>
        </text:list-item>
        <text:list-item>
          <text:p text:style-name="P3"><text:span text:style-name="T1">il s'apprète a sortire avec sa valise </text:span></text:p>
        </text:list-item>
        <text:list-item>
          <text:p text:style-name="P3"><text:span text:style-name="T1">il sort et mets presque le pied dans la neige mais évite le monticule en l'enjembant (d'une manière ridicule)</text:span></text:p>
        </text:list-item>
        <text:list-item>
          <text:p text:style-name="P3"><text:span text:style-name="T1">il sort son natel de sa poche et continue de marcher dans la ville mais ne vois toujours pas la neige</text:span></text:p>
        </text:list-item>
        <text:list-item>
          <text:p text:style-name="P3"><text:span text:style-name="T1">case 11</text:span></text:p>
        </text:list-item>
        <text:list-item>
          <text:p text:style-name="P3"><text:span text:style-name="T1">case 11</text:span></text:p>
        </text:list-item>
        <text:list-item>
          <text:p text:style-name="P3"><text:span text:style-name="T1">puis quand il arrive devant un magasin, il lève les yeux</text:span></text:p>
        </text:list-item>
        <text:list-item>
          <text:p text:style-name="P3"><text:span text:style-name="T1">et continue de marche mais sa tete reste devant la vitrine</text:span></text:p>
        </text:list-item>
        <text:list-item>
          <text:p text:style-name="P3"><text:span text:style-name="T1">il reste figer devant la vitre et dit « NOM... »</text:span></text:p>
        </text:list-item>
        <text:list-item>
          <text:p text:style-name="P3"><text:span text:style-name="T1">il se retourne(il est maintenant face au lecteur) et dit « DE... »</text:span></text:p>
        </text:list-item>
        <text:list-item>
          <text:p text:style-name="P3"><text:span text:style-name="T1">on voit maintenant un paysage de ville enneigée(on voit ce qu'il voit) et Mout-Mout dit « DIEU !!! »</text:span></text:p>
        </text:list-item>
        <text:list-item>
          <text:p text:style-name="P3"><text:span text:style-name="T1">on voit maintenant Mout-Mout devant le magasin et il court</text:span></text:p>
        </text:list-item>
        <text:list-item>
          <text:p text:style-name="P3"><text:span text:style-name="T1">on revois la ville mais cette fois si moutmout crie « C'EST LA MEEEERDE !! »</text:span></text:p>
        </text:list-item>
        <text:list-item>
          <text:p text:style-name="P3"><text:span text:style-name="T1">Mout-Mout rentre chez lui (il est devant la porte(il court))</text:span></text:p>
        </text:list-item>
        <text:list-item>
          <text:p text:style-name="P3"><text:span text:style-name="T1">il pose sa valise(toujour en courrant)</text:span></text:p>
        </text:list-item>
        <text:list-item>
          <text:p text:style-name="P3"><text:span text:style-name="T1">il va au toilette(toujour en courrant)</text:span></text:p>
        </text:list-item>
        <text:list-item>
          <text:p text:style-name="P3"><text:soft-page-break/><text:span text:style-name="T1">il sort des toilette(toujour en courrant)</text:span></text:p>
        </text:list-item>
        <text:list-item>
          <text:p text:style-name="P3"><text:span text:style-name="T1">il prend sa valise</text:span></text:p>
        </text:list-item>
        <text:list-item>
          <text:p text:style-name="P3"><text:span text:style-name="T1">il re-sort</text:span></text:p>
        </text:list-item>
        <text:list-item>
          <text:p text:style-name="P3"><text:span text:style-name="T1">il va dans son jardin</text:span></text:p>
        </text:list-item>
        <text:list-item>
          <text:p text:style-name="P3"><text:span text:style-name="T1">il crie</text:span></text:p>
        </text:list-item>
        <text:list-item>
          <text:p text:style-name="P3"><text:span text:style-name="T1">il rentre</text:span></text:p>
        </text:list-item>
        <text:list-item>
          <text:p text:style-name="P3"><text:span text:style-name="T1">on voit sa maison avec la port qui fait « BOOOM » mini explosion sur la porte</text:span></text:p>
        </text:list-item>
        <text:list-item>
          <text:p text:style-name="P3"><text:span text:style-name="T1">on le voit sur son ordi il tape sur son clavier</text:span></text:p>
        </text:list-item>
        <text:list-item>
          <text:p text:style-name="P3"><text:span text:style-name="T1">on voit l'ordi avec google, il y a écrit « PTN POURQUOI IL NEIGE »</text:span></text:p>
        </text:list-item>
        <text:list-item>
          <text:p text:style-name="P3"><text:span text:style-name="T1">puis on zoom sur la barre des tache a droite et on voit la date 24 Decembre 2017</text:span></text:p>
        </text:list-item>
        <text:list-item>
          <text:p text:style-name="P3"><text:span text:style-name="T1">Mout-Mout commence a crier « MAIS.....QUOI …...NAN MAIS PAS DEJA », « ya quoi le «24 Decembre ??? »</text:span></text:p>
        </text:list-item>
        <text:list-item>
          <text:p text:style-name="P3"><text:span text:style-name="T1">on revoit google et il y a ecrit « Y'a quoi le 24 Decmebre »</text:span></text:p>
        </text:list-item>
        <text:list-item>
          <text:p text:style-name="P3"><text:span text:style-name="T1">puis on voit la page de résultat et il y a ecrit en gros « BEIN, C'EST NOËL, DUCON !!!!</text:span></text:p>
        </text:list-item>
        <text:list-item>
          <text:p text:style-name="P3"><text:span text:style-name="T1">Mout-Mout dit « C'est quoi Noël ??? »</text:span></text:p>
        </text:list-item>
        <text:list-item>
          <text:p text:style-name="P3"><text:span text:style-name="T1">on re-re-voit google et il y a ecrit « c'est quoi Noël »</text:span></text:p>
        </text:list-item>
        <text:list-item>
          <text:p text:style-name="P3"><text:span text:style-name="T1">on re voit la page de résultat <text:s/>et il y a écrit en plus gros « …..J 'abandonne »</text:span></text:p>
        </text:list-item>
        <text:list-item>
          <text:p text:style-name="P3"><text:span text:style-name="T1">Mout-Mout ferme son ordi et cours dans son grenier</text:span></text:p>
        </text:list-item>
        <text:list-item>
          <text:p text:style-name="P3"><text:span text:style-name="T1">il prend un vieux livre dans un coffre</text:span></text:p>
        </text:list-item>
        <text:list-item>
          <text:p text:style-name="P3"><text:span text:style-name="T1">il l'ouvre</text:span></text:p>
        </text:list-item>
        <text:list-item>
          <text:p text:style-name="P3"><text:span text:style-name="T1">on entre-vois un trous</text:span></text:p>
        </text:list-item>
        <text:list-item>
          <text:p text:style-name="P3"><text:span text:style-name="T1">dans le trous il y a un telephone pas comme les autre il est rouge et un petit girophare clignotte sur le decu</text:span></text:p>
        </text:list-item>
        <text:list-item>
          <text:p text:style-name="P3"><text:span text:style-name="T1">il regarde dans les contact et trouve « Père Noël »</text:span></text:p>
        </text:list-item>
        <text:list-item>
          <text:p text:style-name="P3"><text:span text:style-name="T1">il appuie sur le telephone et appelle le Père Noël</text:span></text:p>
        </text:list-item>
        <text:list-item>
          <text:p text:style-name="P3"><text:span text:style-name="T1">on voit Mout-Mout</text:span></text:p>
        </text:list-item>
        <text:list-item>
          <text:p text:style-name="P3"><text:span text:style-name="T1">il a un aire blazé et dit « j'ai pas d'idée, laisser moi!)</text:span></text:p>
        </text:list-item>
        <text:list-item>
          <text:p text:style-name="P3"><text:span text:style-name="T1">le telephone sonne et Mout-Mout dit « Allô »</text:span></text:p>
        </text:list-item>
        <text:list-item>
          <text:p text:style-name="P3"><text:span text:style-name="T1">on entend des rire </text:span></text:p>
        </text:list-item>
        <text:list-item>
          <text:p text:style-name="P3"><text:span text:style-name="T1">on vois la meme silouhette que dans la case 3</text:span></text:p>
        </text:list-item>
        <text:list-item>
          <text:p text:style-name="P3"><text:span text:style-name="T1">mais cette fois on la distingue mieux, c'est un personnage avec une blouse blanche et des cheveux en </text:span><text:soft-page-break/><text:span text:style-name="T1">pointe</text:span></text:p>
        </text:list-item>
        <text:list-item>
          <text:p text:style-name="P3"><text:span text:style-name="T1">Mout-Mout dit « Père Noël ??</text:span></text:p>
          <text:p text:style-name="P5"><text:span text:style-name="T2">Le Docteur dit «</text:span><text:span text:style-name="T5"> </text:span><text:span text:style-name="T3">nein ce n'est bas der Père Noël, che zuis der doctor Moutendorf und ch'ai kidnabpé fotre brécieux Bapa Noël »</text:span></text:p>
        </text:list-item>
        <text:list-item>
          <text:p text:style-name="P5"><text:span text:style-name="T5">MoutMout dit « OK. Je ne sais pas de qui vous parler mais relachez le !!!!!! »</text:span></text:p>
        </text:list-item>
        <text:list-item>
          <text:p text:style-name="P5"><text:span text:style-name="T5">le Dr « </text:span><text:span text:style-name="T3">alors dans ce cas, tenez che fous le donne fotre cher Père Noël</text:span><text:span text:style-name="T5">  »</text:span></text:p>
        </text:list-item>
        <text:list-item>
          <text:p text:style-name="P5"><text:span text:style-name="T5">on voit l'entré du grenier et on entend « Ziiiouuuuuuffffff » « AÏEUHHHH »</text:span></text:p>
        </text:list-item>
        <text:list-item>
          <text:p text:style-name="P5"><text:span text:style-name="T5">Mout-Mout est intrigé et dit au Dr « OK......heuu..Merci …....Bisou !! »</text:span></text:p>
        </text:list-item>
        <text:list-item>
          <text:p text:style-name="P5"><text:span text:style-name="T5">il racroche</text:span></text:p>
        </text:list-item>
        <text:list-item>
          <text:p text:style-name="P5"><text:span text:style-name="T5">il cour descendre vers le salon</text:span></text:p>
        </text:list-item>
        <text:list-item>
          <text:p text:style-name="P5"><text:span text:style-name="T5">il arrive au salon et voit le père noël</text:span></text:p>
        </text:list-item>
        <text:list-item>
          <text:p text:style-name="P5"><text:span text:style-name="T5">il voit le père noël....nu(il y a juste un element du décor qui cache la...chose)</text:span></text:p>
        </text:list-item>
        <text:list-item>
          <text:p text:style-name="P5"><text:span text:style-name="T5">Mout-Mout Crie « HAAAAAAAAA MES YEUUUUX »</text:span></text:p>
        </text:list-item>
        <text:list-item>
          <text:p text:style-name="P5"><text:span text:style-name="T5">le père noël prend un cadre sur le mur(la maman de Mout-Mout) et cache son engin</text:span></text:p>
        </text:list-item>
        <text:list-item>
          <text:p text:style-name="P5"><text:span text:style-name="T5">et Mout Mout dit « Donc, c'est ça un père Noël</text:span></text:p>
        </text:list-item>
        <text:list-item>
          <text:p text:style-name="P5"><text:span text:style-name="T5">Le P.N. Dit « Oui mais la n'est pas la question...Il faut que tu m'aide ! Qui que tu sois »</text:span></text:p>
        </text:list-item>
        <text:list-item>
          <text:p text:style-name="P5"><text:span text:style-name="T5">MoutMout « Heuuu...J'accepte de vous aidez.... Qui que vous soyez...</text:span></text:p>
        </text:list-item>
        <text:list-item>
          <text:p text:style-name="P5"><text:span text:style-name="T5">P.N. « Alors en route !! »</text:span></text:p>
        </text:list-item>
        <text:list-item>
          <text:p text:style-name="P5"><text:span text:style-name="T5">le pere noel cour dehors</text:span></text:p>
        </text:list-item>
        <text:list-item>
          <text:p text:style-name="P5"><text:span text:style-name="T5">mais au dernier moment mout Mout dit « VOUS ETES A POIL..... »</text:span></text:p>
        </text:list-item>
        <text:list-item>
          <text:p text:style-name="P5"><text:span text:style-name="T5">P.N. « AH..... éh bein..... Je m'habille et....EN ROUTE</text:span></text:p>
        </text:list-item>
        <text:list-item>
          <text:p text:style-name="P5"><text:span text:style-name="T5">on voit à l'interieur d'une voiture le père noel et mout mout</text:span></text:p>
        </text:list-item>
        <text:list-item>
          <text:p text:style-name="P5"><text:span text:style-name="T5">Case 71</text:span></text:p>
        </text:list-item>
        <text:list-item>
          <text:p text:style-name="P5"><text:span text:style-name="T5">Case 71</text:span></text:p>
        </text:list-item>
        <text:list-item>
          <text:p text:style-name="P5"><text:span text:style-name="T5">Case 71</text:span></text:p>
        </text:list-item>
        <text:list-item>
          <text:p text:style-name="P5"><text:span text:style-name="T5">Case 71</text:span></text:p>
        </text:list-item>
        <text:list-item>
          <text:p text:style-name="P5"><text:span text:style-name="T5">Case 71</text:span></text:p>
        </text:list-item>
        <text:list-item>
          <text:p text:style-name="P5"><text:span text:style-name="T5">on voit ecrit sur la case « Quelque cases plus tard... »</text:span></text:p>
        </text:list-item>
        <text:list-item>
          <text:p text:style-name="P5"><text:soft-page-break/><text:span text:style-name="T5">on vois une tour qui va j'usqu'au nuage en forme de pointes </text:span></text:p>
        </text:list-item>
        <text:list-item>
          <text:p text:style-name="P5"><text:span text:style-name="T5">On voit ecrit sur la case « on vous passe tous les truc nuls, comme : s'infiltrer dans la base du méchant a la James Bond, tué tous le monde, tous faire péter...E.T.C....</text:span></text:p>
        </text:list-item>
        <text:list-item>
          <text:p text:style-name="P5"><text:span text:style-name="T5">on voit ensuite Mout-Mout en face de moutendorf et le père noel est coucher par terre</text:span></text:p>
        </text:list-item>
        <text:list-item>
          <text:p text:style-name="P5"><text:span text:style-name="T5">le dr « </text:span><text:span text:style-name="T3">Alors tu feux te pattre ? Fiens che t'atdend ch'ai zuiffi des cours de Caboeira à l'école enfantine </text:span><text:span text:style-name="T3">»</text:span></text:p>
        </text:list-item>
        <text:list-item>
          <text:p text:style-name="P5"><text:span text:style-name="T3">Mout-Mout « Ah ouais ? Et moi j'ai fais de l'equitation pendant 3 ans. Gros Big'Up a caramel, J't'oublierai pas negro ! »</text:span></text:p>
        </text:list-item>
        <text:list-item>
          <text:p text:style-name="P5"><text:span text:style-name="T3">on voit Moutendorf courire en criant « YAAAAAAAA »</text:span></text:p>
        </text:list-item>
        <text:list-item>
          <text:p text:style-name="P5"><text:span text:style-name="T3">on voit Mout-Mout courire en criant « YAAAAAAAA »</text:span></text:p>
        </text:list-item>
        <text:list-item>
          <text:p text:style-name="P5"><text:span text:style-name="T3">on voit Moutendorf courire en criant « YAAAAAAAA »</text:span></text:p>
        </text:list-item>
        <text:list-item>
          <text:p text:style-name="P5"><text:span text:style-name="T3">on voit Mout-Mout courire en criant « YAAAAAAAA »</text:span></text:p>
        </text:list-item>
        <text:list-item>
          <text:p text:style-name="P5"><text:span text:style-name="T3">on voit Moutendorf courire en criant « YAAAAAAAA »</text:span></text:p>
        </text:list-item>
        <text:list-item>
          <text:p text:style-name="P5"><text:span text:style-name="T3">on voit Mout-Mout courire en criant « YAAAAAAAA »</text:span></text:p>
        </text:list-item>
        <text:list-item>
          <text:p text:style-name="P5"><text:span text:style-name="T3">puis mout-mout s'arrette l'aire blazé</text:span></text:p>
        </text:list-item>
        <text:list-item>
          <text:p text:style-name="P5"><text:span text:style-name="T3">on voit Moutendorf courire en criant « YAAAAAAAA »</text:span></text:p>
        </text:list-item>
        <text:list-item>
          <text:p text:style-name="P5"><text:span text:style-name="T3">MoutMout l'aire blaze</text:span></text:p>
        </text:list-item>
        <text:list-item>
          <text:p text:style-name="P5"><text:span text:style-name="T3">on voit Moutendorf courire en criant « YAAAAAAAA »</text:span></text:p>
        </text:list-item>
        <text:list-item>
          <text:p text:style-name="P5"><text:span text:style-name="T3">moutmout se baisse</text:span></text:p>
        </text:list-item>
        <text:list-item>
          <text:p text:style-name="P5"><text:span text:style-name="T3">on voit Moutendorf courire en criant « YAAAAAAAA »</text:span></text:p>
        </text:list-item>
        <text:list-item>
          <text:p text:style-name="P5"><text:span text:style-name="T3">il se relève, gant de box a la main </text:span></text:p>
        </text:list-item>
        <text:list-item>
          <text:p text:style-name="P5"><text:span text:style-name="T3">on voit Moutendorf courire en criant « YAAAAAAAA »</text:span></text:p>
        </text:list-item>
        <text:list-item>
          <text:p text:style-name="P5"><text:span text:style-name="T3">on voit un plan d'ensemble et on vois Moutendorf courir vers Mout-Mout qui tend son bras vers le docteur</text:span></text:p>
        </text:list-item>
        <text:list-item>
          <text:p text:style-name="P5"><text:span text:style-name="T3">il se raproche toujours plus de moutmout</text:span></text:p>
        </text:list-item>
        <text:list-item>
          <text:p text:style-name="P5"><text:span text:style-name="T3">il se prend le poing dans LA GEULE</text:span></text:p>
        </text:list-item>
        <text:list-item>
          <text:p text:style-name="P5"><text:span text:style-name="T3">il tombe et moutmout fais le signe du «Pouce en l'air » avec </text:span><text:span text:style-name="T2">son gant de box et un grand sourire</text:span></text:p>
        </text:list-item>
        <text:list-item>
          <text:p text:style-name="P5"><text:span text:style-name="T2">puis le pere noel aussi vais se geste</text:span></text:p>
        </text:list-item>
        <text:list-item>
          <text:p text:style-name="P5"><text:span text:style-name="T2">puis cette case fait tout une page et on voit la ville avec la lune et MoutMout qui la traverse(Comme dans E.T) avec des cadeau qui tombent de sa grosse Hotte et on voit ecrit « JOYEUX NOËL!!!! »</text:span></text:p>
        </text:list-item>
      </text:list>
      <text:p text:style-name="P2"><text:span text:style-name="T1"/></text:p>
      <text:p text:style-name="P4"><text:span text:style-name="T1">THE E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Console" svg:font-family="'Lucida Console', 'Trebuchet MS', Arial, Helvetica,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text-properties style:font-name="Arial"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2-11T19:02:22.67</meta:creation-date>
    <meta:document-statistic meta:table-count="0" meta:image-count="0" meta:object-count="0" meta:page-count="4" meta:paragraph-count="107" meta:word-count="1326" meta:character-count="6436"/>
    <dc:date>2017-12-11T20:47:18.55</dc:date>
    <meta:editing-duration>PT7M32S</meta:editing-duration>
    <meta:editing-cycles>1</meta:editing-cycles>
    <meta:generator>OpenOffice/4.1.3$Win32 OpenOffice.org_project/413m1$Build-9783</meta:generator>
  </office:meta>
</office:document-meta>
</file>